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1562fa" officeooo:paragraph-rsid="001562fa" style:font-size-asian="10pt" style:font-size-complex="10pt"/>
    </style:style>
    <style:style style:name="P3" style:family="paragraph" style:parent-style-name="Table_20_Contents">
      <style:text-properties style:font-name="FreeSerif" fo:font-size="10pt" officeooo:rsid="001c615f" officeooo:paragraph-rsid="001c615f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1dcef8" officeooo:paragraph-rsid="001dcef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text-position="0% 100%" style:font-name="FreeSerif" fo:font-size="11pt" style:text-underline-style="none" fo:font-weight="normal" officeooo:rsid="0020e102" officeooo:paragraph-rsid="0020e102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text-position="0% 100%" style:font-name="FreeSerif" fo:font-size="11pt" fo:font-style="normal" style:text-underline-style="none" fo:font-weight="normal" officeooo:rsid="00212036" officeooo:paragraph-rsid="00212036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16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21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2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23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4" style:family="paragraph" style:parent-style-name="Text_20_body">
      <style:text-properties fo:font-weight="normal" officeooo:rsid="001dcef8" officeooo:paragraph-rsid="001dcef8" style:font-weight-asian="normal" style:font-weight-complex="normal"/>
    </style:style>
    <style:style style:name="P25" style:family="paragraph" style:parent-style-name="Frame_20_contents">
      <style:paragraph-properties fo:text-align="center" style:justify-single-word="false"/>
      <style:text-properties style:font-name="FreeSerif" fo:font-size="13pt" officeooo:rsid="0022b09b" officeooo:paragraph-rsid="0022b09b" style:font-size-asian="13pt" style:font-size-complex="13pt"/>
    </style:style>
    <style:style style:name="P26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text-position="0% 100%" style:font-name="FreeSerif" fo:font-size="11pt" style:text-underline-style="none" fo:font-weight="normal" officeooo:rsid="0022b09b" officeooo:paragraph-rsid="0022b09b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Cormorant Garamond" fo:font-size="18pt" fo:font-weight="bold" officeooo:rsid="0022b09b" officeooo:paragraph-rsid="0022b09b" style:font-size-asian="15.75pt" style:font-weight-asian="bold" style:font-size-complex="1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10pt" officeooo:rsid="0022b09b" officeooo:paragraph-rsid="0022b09b" style:font-size-asian="10pt" style:font-size-complex="10pt"/>
    </style:style>
    <style:style style:name="P32" style:family="paragraph" style:parent-style-name="Table_20_Contents">
      <style:text-properties style:font-name="FreeSerif" fo:font-size="10pt" officeooo:rsid="0022b09b" officeooo:paragraph-rsid="0022b09b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T1" style:family="text">
      <style:text-properties style:text-position="0% 100%" fo:font-style="italic" officeooo:rsid="00212036" style:font-style-asian="italic" style:font-style-complex="italic"/>
    </style:style>
    <style:style style:name="T2" style:family="text">
      <style:text-properties style:text-position="0% 100%" fo:font-style="italic" officeooo:rsid="0022b09b" style:font-style-asian="italic" style:font-style-complex="italic"/>
    </style:style>
    <style:style style:name="T3" style:family="text">
      <style:text-properties style:text-position="0% 100%" officeooo:rsid="00212036"/>
    </style:style>
    <style:style style:name="T4" style:family="text">
      <style:text-properties style:text-position="0% 100%" officeooo:rsid="0022b09b"/>
    </style:style>
    <style:style style:name="T5" style:family="text">
      <style:text-properties officeooo:rsid="001562fa"/>
    </style:style>
    <style:style style:name="T6" style:family="text">
      <style:text-properties officeooo:rsid="00195fe4"/>
    </style:style>
    <style:style style:name="T7" style:family="text">
      <style:text-properties officeooo:rsid="00212036"/>
    </style:style>
    <style:style style:name="T8" style:family="text">
      <style:text-properties officeooo:rsid="0022b09b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Frame1" text:anchor-type="paragraph" svg:width="3.1957in" draw:z-index="0"><draw:text-box fo:min-height="5.9366in"><text:p text:style-name="P25">Niana Kotori</text:p><text:p text:style-name="P8">ニアナ・コトリ</text:p><text:p text:style-name="P8"/><text:p text:style-name="P19">Nicknames:</text:p><text:p text:style-name="P20"><text:span text:style-name="T8">Black Swan</text:span> (callsign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5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5">Age</text:p></table:table-cell><table:table-cell table:style-name="Table5.B2" office:value-type="string"><text:p text:style-name="P1">1<text:span text:style-name="T7">7</text:span>, Year <text:span text:style-name="T7">3</text:span></text:p></table:table-cell></table:table-row><table:table-row><table:table-cell table:style-name="Table5.A2" office:value-type="string"><text:p text:style-name="P34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5">Height</text:p></table:table-cell><table:table-cell table:style-name="Table2.B1" office:value-type="string"><text:p text:style-name="P1"><text:span text:style-name="T8">147</text:span> cm <text:span text:style-name="T6">(4’9.9”)</text:span></text:p></table:table-cell></table:table-row><table:table-row><table:table-cell table:style-name="Table2.A2" office:value-type="string"><text:p text:style-name="P5">Weight</text:p></table:table-cell><table:table-cell table:style-name="Table2.B2" office:value-type="string"><text:p text:style-name="P1"><text:span text:style-name="T8">45</text:span> kg <text:span text:style-name="T6">(99.2 lb)</text:span></text:p></table:table-cell></table:table-row><table:table-row><table:table-cell table:style-name="Table2.A2" office:value-type="string"><text:p text:style-name="P5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5">Hair</text:p></table:table-cell><table:table-cell table:style-name="Table3.B1" office:value-type="string"><text:p text:style-name="P31">Brown</text:p></table:table-cell></table:table-row><table:table-row><table:table-cell table:style-name="Table3.A2" office:value-type="string"><text:p text:style-name="P5">Eye Color</text:p></table:table-cell><table:table-cell table:style-name="Table3.B2" office:value-type="string"><text:p text:style-name="P31">Silver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5">Weapon</text:p></table:table-cell><table:table-cell table:style-name="Table4.B1" office:value-type="string"><text:p text:style-name="P1">«<text:span text:style-name="T8">Paragon of Thorns</text:span>» <text:span text:style-name="T5">(wooden quarterstaff)</text:span></text:p></table:table-cell></table:table-row><table:table-row><table:table-cell table:style-name="Table4.A2" office:value-type="string"><text:p text:style-name="P5">Keystone</text:p></table:table-cell><table:table-cell table:style-name="Table4.B2" office:value-type="string"><text:p text:style-name="P4">???</text:p></table:table-cell></table:table-row><table:table-row><table:table-cell table:style-name="Table4.A2" office:value-type="string"><text:p text:style-name="P5">Specialty/Style</text:p></table:table-cell><table:table-cell table:style-name="Table4.B2" office:value-type="string"><text:p text:style-name="P31">near-range crowd control</text:p></table:table-cell></table:table-row><table:table-row><table:table-cell table:style-name="Table4.A2" office:value-type="string"><text:p text:style-name="P6">Element</text:p></table:table-cell><table:table-cell table:style-name="Table4.B2" office:value-type="string"><text:p text:style-name="P2">[<text:span text:style-name="T8">Earth</text:span>]</text:p></table:table-cell></table:table-row><table:table-row><table:table-cell table:style-name="Table4.A2" office:value-type="string"><text:p text:style-name="P5">Signature</text:p></table:table-cell><table:table-cell table:style-name="Table4.B2" office:value-type="string"><text:p text:style-name="P1">[[<text:span text:style-name="T8">Your Fault</text:span>]], <text:span text:style-name="T8">AOE dmg./CC</text:span></text:p></table:table-cell></table:table-row><table:table-row><table:table-cell table:style-name="Table4.A2" office:value-type="string"><text:p text:style-name="P5">Rank</text:p></table:table-cell><table:table-cell table:style-name="Table4.B2" office:value-type="string"><text:p text:style-name="P4">B</text:p></table:table-cell></table:table-row></table:table><text:p text:style-name="Text_20_body"/><text:p text:style-name="Text_20_body">Affiliations:</text:p><text:p text:style-name="P23">JSDF: Team MAGI (member)</text:p><text:p text:style-name="P23"/><text:p text:style-name="P22">Relationships:</text:p><text:p text:style-name="P24"/></draw:text-box></draw:frame>Niana Kotori</text:p>
      <text:p text:style-name="P7"/>
      <text:p text:style-name="P27">Kotori is a really sweet girl. She’s outgoing, caring, and athletic (being a member of her school’s volleyball team). She’s competent at just about anything without trying; her problem is that, as soon as she needs to do something (putting in conscious effort), she suddenly and utterly (often spectacularly) fails. This gives her a very carefree mindset, preferring to attack any and all problems head-on without any planning.</text:p>
      <text:p text:style-name="P9"/>
      <text:p text:style-name="P14">Appearance:</text:p>
      <text:p text:style-name="P11">???</text:p>
      <text:p text:style-name="P11"/>
      <text:p text:style-name="P10">Battle dress: ???</text:p>
      <text:p text:style-name="P9"/>
      <text:p text:style-name="P15">Abilities:</text:p>
      <text:p text:style-name="P12"/>
      <text:p text:style-name="P13">In battle, she prefers to utilize her natural bulk and strength to her advantage, tanking hits and responding with devastating blows from her huge two-handed sword. Since speed and mobility are not her primary concern, her battle dress features heavy metallic armor to aid in her defensive abilities. Her signature, [[Barrier]], allows her to boost even further, erecting a sphere of influence around herself that dissipates a high fraction of magical attacks. She struggles against foes with high mobility or hit-and-run tactics since she’s generally unable to punish their attacks, though even they need to be wary about taking a stray hit from her.</text:p>
      <text:p text:style-name="P18"/>
      <text:p text:style-name="P18"/>
      <text:p text:style-name="P18"/>
      <text:p text:style-name="P18"/>
      <text:p text:style-name="P18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1">Spell Name</text:p>
            </table:table-cell>
            <table:table-cell table:style-name="Table6.A1" office:value-type="string">
              <text:p text:style-name="P21">Element</text:p>
            </table:table-cell>
            <table:table-cell table:style-name="Table6.A1" office:value-type="string">
              <text:p text:style-name="P21">Mana Consumption</text:p>
            </table:table-cell>
            <table:table-cell table:style-name="Table6.D1" office:value-type="string">
              <text:p text:style-name="P21">Effect</text:p>
            </table:table-cell>
          </table:table-row>
        </table:table-header-rows>
        <table:table-row>
          <table:table-cell table:style-name="Table6.A2" office:value-type="string">
            <text:p text:style-name="P3">[[<text:span text:style-name="T8">Your Fault</text:span>]]</text:p>
          </table:table-cell>
          <table:table-cell table:style-name="Table6.A2" office:value-type="string">
            <text:p text:style-name="P3">[<text:span text:style-name="T8">Earth</text:span>]</text:p>
          </table:table-cell>
          <table:table-cell table:style-name="Table6.A2" office:value-type="string">
            <text:p text:style-name="P32">High</text:p>
          </table:table-cell>
          <table:table-cell table:style-name="Table6.D2" office:value-type="string">
            <text:p text:style-name="P32">Slamming her staff into the ground, release the power of an earthquake in a small circle around her, knocking off-balance everyone (but herself) in range; in addition, in a cone-shaped area in front of her, powerful earthen spires rise from the ground, knocking foes into the air.</text:p>
          </table:table-cell>
        </table:table-row>
      </table:table>
      <text:p text:style-name="P17"/>
      <text:p text:style-name="P16">Trivia:</text:p>
      <text:list xml:id="list4092109211" text:style-name="L1">
        <text:list-item>
          <text:p text:style-name="P26">Origin of spell names:</text:p>
          <text:list>
            <text:list-item>
              <text:p text:style-name="P29"><text:span text:style-name="T2">Your Fault</text:span><text:span text:style-name="T1"> </text:span><text:span text:style-name="T4">is a pun on fault lines in geology and seismology, being the source for earthquak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6T15:53:16.576372084</dc:date>
    <dc:creator>Lily Ellington</dc:creator>
    <meta:editing-duration>PT1H4M58S</meta:editing-duration>
    <meta:editing-cycles>13</meta:editing-cycles>
    <meta:generator>LibreOffice/6.0.7.3$Linux_X86_64 LibreOffice_project/00m0$Build-3</meta:generator>
    <meta:document-statistic meta:table-count="5" meta:image-count="0" meta:object-count="0" meta:page-count="1" meta:paragraph-count="53" meta:word-count="325" meta:character-count="1964" meta:non-whitespace-character-count="1700"/>
  </office:meta>
</office:document-meta>
</file>